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-color="#000000"/>
    </style:style>
    <style:style style:name="P2" style:family="paragraph">
      <style:paragraph-properties fo:text-align="center"/>
    </style:style>
    <style:style style:name="gr1" style:family="graphic">
      <style:graphic-properties svg:stroke-width="0.0799in" svg:stroke-color="#81d41a" draw:fill-color="#000000" draw:textarea-horizontal-align="justify" draw:textarea-vertical-align="middle" draw:auto-grow-height="false" fo:min-height="0.6429in" fo:min-width="0.3929in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799in" svg:stroke-color="#81d41a" draw:textarea-horizontal-align="center" draw:textarea-vertical-align="middle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799in" svg:stroke-color="#81d41a" draw:fill-color="#000000" draw:textarea-horizontal-align="justify" draw:textarea-vertical-align="middle" draw:auto-grow-height="false" fo:min-height="4.4437in" fo:min-width="7.9673in" fo:padding-top="0.0398in" fo:padding-bottom="0.0398in" fo:padding-left="0.0398in" fo:padding-right="0.03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2" draw:name="Shape2" draw:style-name="gr2" draw:text-style-name="P2" svg:x1="1.1965in" svg:y1="1.5571in" svg:x2="6.811in" svg:y2="1.4945in"><text:p/></draw:line><draw:line text:anchor-type="paragraph" draw:z-index="3" draw:name="Shape2_0" draw:style-name="gr2" draw:text-style-name="P2" svg:x1="0.3839in" svg:y1="2.578in" svg:x2="5.9984in" svg:y2="2.5154in"><text:p/></draw:line><draw:line text:anchor-type="paragraph" draw:z-index="4" draw:name="Shape1_0" draw:style-name="gr2" draw:text-style-name="P2" svg:x1="6.6343in" svg:y1="0.2547in" svg:x2="2.3008in" svg:y2="3.8799in"><text:p/></draw:line><draw:custom-shape text:anchor-type="paragraph" draw:z-index="5" draw:name="Shape3" draw:style-name="gr1" draw:text-style-name="P1" svg:width="0.6669in" svg:height="1.0213in" draw:transform="rotate (-0.804771318094585) translate (3.80208333333333in 1.43194444444444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Shape6" draw:style-name="gr2" draw:text-style-name="P2" svg:x1="5.8634in" svg:y1="1.328in" svg:x2="7.0299in" svg:y2="0.7028in"><text:p/></draw:line><draw:line text:anchor-type="paragraph" draw:z-index="9" draw:name="Shape7" draw:style-name="gr2" draw:text-style-name="P2" svg:x1="6.6862in" svg:y1="1.2862in" svg:x2="6.3425in" svg:y2="0.661in"><text:p/></draw:line><draw:custom-shape text:anchor-type="paragraph" draw:z-index="10" draw:name="Shape3_0" draw:style-name="gr1" draw:text-style-name="P1" svg:width="0.6669in" svg:height="1.0213in" draw:transform="rotate (-0.804771318094585) translate (0.5625in 2.57777777777778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Shape8" draw:style-name="gr3" draw:text-style-name="P1" svg:width="8.0469in" svg:height="4.5232in" svg:x="-0.5173in" svg:y="-0.2035in"><text:p/><draw:enhanced-geometry svg:viewBox="0 0 21600 21600" draw:type="rectangle" draw:enhanced-path="M 0 0 L 21600 0 21600 21600 0 21600 0 0 Z N"/></draw:custom-shape></text:p>
      <text:p text:style-name="Standard"><draw:line text:anchor-type="paragraph" draw:z-index="1" draw:name="Shape1" draw:style-name="gr2" draw:text-style-name="P2" svg:x1="4.9685in" svg:y1="0.0634in" svg:x2="0.6756in" svg:y2="3.4906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7" draw:name="Shape5" draw:style-name="gr2" draw:text-style-name="P2" svg:x1="1.3528in" svg:y1="0.0402in" svg:x2="1.8173in" svg:y2="0.6445in"><text:p/></draw:line><draw:line text:anchor-type="paragraph" draw:z-index="6" draw:name="Shape4" draw:style-name="gr2" draw:text-style-name="P2" svg:x1="2.2256in" svg:y1="0.0854in" svg:x2="0.8736in" svg:y2="0.5717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00:16:15.228364710</meta:creation-date>
    <dc:date>2022-08-03T00:29:42.497224126</dc:date>
    <meta:editing-duration>PT3M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